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01d" officeooo:paragraph-rsid="0002e0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<text:span text:style-name="T1">two</text:span><text:span text:style-name="T2"> examples of Python code that will throw each of these exceptions. <text:s/>The examples should be different </text:span></text:p>
      <text:p text:style-name="P1"/>
      <text:p text:style-name="P1">1. IndexError</text:p>
      <text:p text:style-name="P1"/>
      <text:p text:style-name="P1">2. TypeError</text:p>
      <text:p text:style-name="P1"/>
      <text:p text:style-name="P1">3. AttributeErr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52:21.764953581</meta:creation-date>
    <dc:date>2019-08-24T16:00:48.978538921</dc:date>
    <meta:editing-duration>PT8M27S</meta:editing-duration>
    <meta:editing-cycles>1</meta:editing-cycles>
    <meta:document-statistic meta:table-count="0" meta:image-count="0" meta:object-count="0" meta:page-count="1" meta:paragraph-count="4" meta:word-count="24" meta:character-count="152" meta:non-whitespace-character-count="130"/>
    <meta:generator>LibreOffice/6.0.7.3$Linux_X86_64 LibreOffice_project/00m0$Build-3</meta:generator>
  </office:meta>
</office:document-meta>
</file>